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800000020E95CC7B6.png"/>
  <manifest:file-entry manifest:media-type="image/png" manifest:full-path="Pictures/10000201000000200000001E1E0ADA78.png"/>
  <manifest:file-entry manifest:media-type="image/png" manifest:full-path="Pictures/100002010000002000000020920F9EDC.png"/>
  <manifest:file-entry manifest:media-type="image/png" manifest:full-path="Pictures/10000201000000200000002030A5A05E.png"/>
  <manifest:file-entry manifest:media-type="image/png" manifest:full-path="Pictures/10000201000000200000002034965805.png"/>
  <manifest:file-entry manifest:media-type="image/png" manifest:full-path="Pictures/100002010000001C0000001A97453480.png"/>
  <manifest:file-entry manifest:media-type="image/png" manifest:full-path="Pictures/100002010000002000000020B2EBD917.png"/>
  <manifest:file-entry manifest:media-type="image/png" manifest:full-path="Pictures/100002010000002000000020EC819DE2.png"/>
  <manifest:file-entry manifest:media-type="image/png" manifest:full-path="Pictures/1000020100000020000000209E8E4D8E.png"/>
  <manifest:file-entry manifest:media-type="image/png" manifest:full-path="Pictures/100002010000002000000020A8CA21D7.png"/>
  <manifest:file-entry manifest:media-type="image/png" manifest:full-path="Pictures/10000201000000200000002034C58780.png"/>
  <manifest:file-entry manifest:media-type="image/png" manifest:full-path="Pictures/100002010000002000000020F3606C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3" style:family="graphic" style:parent-style-name="standard">
      <style:graphic-properties draw:stroke="solid" svg:stroke-color="#e6e64c" draw:fill="solid" draw:fill-color="#e6e64c" draw:auto-grow-height="false" fo:min-height="0.749cm" fo:min-width="0.499cm" fo:wrap-option="no-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7" style:family="graphic" style:parent-style-name="standard">
      <style:graphic-properties draw:stroke="solid" svg:stroke-color="#33cc66" draw:fill="solid" draw:fill-color="#33cc66" draw:auto-grow-height="false" fo:min-height="0.749cm" fo:min-width="0.499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 fo:font-size="28pt"/>
    </style:style>
    <style:style style:name="P3" style:family="paragraph">
      <style:text-properties fo:font-family="'Lucida Sans Typewriter'" style:font-family-generic="modern" style:font-pitch="fixed" fo:font-size="14pt" fo:font-weight="normal"/>
    </style:style>
    <style:style style:name="P4" style:family="paragraph">
      <style:paragraph-properties fo:text-align="center"/>
    </style:style>
    <style:style style:name="P5" style:family="paragraph">
      <style:text-properties fo:font-family="'Courier New'" style:font-family-generic="modern" style:font-pitch="fixed" fo:font-size="14pt"/>
    </style:style>
    <style:style style:name="T1" style:family="text">
      <style:text-properties fo:font-family="'Courier New'" style:font-family-generic="modern" style:font-pitch="fixed" fo:font-size="28pt"/>
    </style:style>
    <style:style style:name="T2" style:family="text">
      <style:text-properties fo:font-family="'Lucida Sans Typewriter'" style:font-family-generic="modern" style:font-pitch="fixed" fo:font-size="14pt" fo:font-weight="normal"/>
    </style:style>
    <style:style style:name="T3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1.17cm" svg:height="1.369cm" svg:x="4.915cm" svg:y="1.8cm">
          <draw:text-box>
            <text:p text:style-name="P1"><text:span text:style-name="T1">Mappe Secret Quest</text:span></text:p>
          </draw:text-box>
        </draw:frame>
        <draw:custom-shape draw:style-name="gr2" draw:layer="layout" svg:width="2cm" svg:height="2cm" svg:x="6.776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5.3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2cm" svg:height="2cm" svg:x="10.408cm" svg:y="7.162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7.1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10.7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6.776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8.592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0.408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2cm" svg:height="2cm" svg:x="12.224cm" svg:y="8.9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8.4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29cm" svg:y="6.0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6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8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944cm" svg:y="10.5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0.2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1.5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96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10.6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9.312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8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1.128cm" svg:y="10.6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7.494cm" svg:y="6.0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8.892cm" svg:y="5.646cm">
          <draw:image xlink:href="Pictures/10000201000000200000002030A5A05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9.312cm" svg:y="7.902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7.496cm" svg:y="7.902cm">
          <draw:image xlink:href="Pictures/100002010000001C0000001A97453480.png" xlink:type="simple" xlink:show="embed" xlink:actuate="onLoad">
            <text:p text:style-name="P1"/>
          </draw:image>
        </draw:frame>
        <draw:frame draw:style-name="gr1" draw:text-style-name="P5" draw:layer="layout" svg:width="3.169cm" svg:height="0.81cm" svg:x="6.525cm" svg:y="4.706cm">
          <draw:text-box>
            <text:p text:style-name="P1"><text:span text:style-name="T3">Livello 1</text:span></text:p>
          </draw:text-box>
        </draw:frame>
        <draw:frame draw:style-name="gr1" draw:text-style-name="P5" draw:layer="layout" svg:width="5.836cm" svg:height="0.81cm" svg:x="1.905cm" svg:y="16.89cm">
          <draw:text-box>
            <text:p text:style-name="P1"><text:span text:style-name="T3">Livello 2, piano 1</text:span></text:p>
          </draw:text-box>
        </draw:frame>
        <draw:frame draw:style-name="gr1" draw:text-style-name="P5" draw:layer="layout" svg:width="5.836cm" svg:height="0.81cm" svg:x="11.105cm" svg:y="16.89cm">
          <draw:text-box>
            <text:p text:style-name="P1"><text:span text:style-name="T3">Livello 2, piano 2</text:span></text:p>
          </draw:text-box>
        </draw:frame>
        <draw:custom-shape draw:style-name="gr6" draw:layer="layout" svg:width="2cm" svg:height="2cm" svg:x="2.1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5.8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2.1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3.9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5.8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7.6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3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8.3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25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3.761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4.7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7.439cm" svg:y="20.08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6.5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4cm" svg:height="0.564cm" svg:x="2.894cm" svg:y="18.264cm">
          <draw:image xlink:href="Pictures/100002010000002000000020A8CA21D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8.344cm" svg:y="18.286cm">
          <draw:image xlink:href="Pictures/100002010000001C0000001A97453480.png" xlink:type="simple" xlink:show="embed" xlink:actuate="onLoad">
            <text:p text:style-name="P1"/>
          </draw:image>
        </draw:frame>
        <draw:custom-shape draw:style-name="gr6" draw:layer="layout" svg:width="2cm" svg:height="2cm" svg:x="11.376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17.546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1" draw:layer="layout" svg:width="2cm" svg:height="2cm" svg:x="16.824cm" svg:y="17.546cm">
          <text:p text:style-name="P1"><text:span text:style-name="T2">~#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3" draw:layer="layout" svg:width="2cm" svg:height="2cm" svg:x="15.008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19.362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2.994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1.376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3.192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5.008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layer="layout" svg:width="2cm" svg:height="2cm" svg:x="16.824cm" svg:y="21.178cm">
          <text:p text:style-name="P1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0.56cm" svg:height="0.56cm" svg:x="12.096cm" svg:y="19.14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29cm" svg:y="18.2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19.1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0.9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7.544cm" svg:y="22.76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6.6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44cm" svg:y="23.7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039cm" svg:y="21.8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2.096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2.8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3.912cm" svg:y="21.0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5.728cm" svg:y="22.814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2cm" svg:x="15.728cm" svg:y="18.286cm">
          <draw:image xlink:href="Pictures/10000201000000200000001E1E0ADA78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2cm" svg:x="12.096cm" svg:y="18.286cm">
          <draw:image xlink:href="Pictures/100002010000001C0000001A97453480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6.528cm" svg:y="18.266cm">
          <draw:image xlink:href="Pictures/10000201000000200000002034C58780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2.896cm" svg:y="19.18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5.5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56cm" svg:height="0.56cm" svg:x="6.008cm" svg:y="20.602cm">
          <draw:image xlink:href="Pictures/100002010000002000000020B2EBD917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2.376cm" svg:y="24.234cm">
          <draw:image xlink:href="Pictures/1000020100000020000000209E8E4D8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2.616cm" svg:y="23.194cm">
          <draw:image xlink:href="Pictures/100002010000002000000020920F9EDC.png" xlink:type="simple" xlink:show="embed" xlink:actuate="onLoad">
            <text:p text:style-name="P1"/>
          </draw:image>
        </draw:frame>
        <draw:custom-shape draw:style-name="gr4" draw:text-style-name="P4" draw:layer="layout" svg:width="0.56cm" svg:height="0.56cm" svg:x="13.912cm" svg:y="19.214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6cm" svg:height="0.56cm" svg:x="14.839cm" svg:y="21.898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41cm" svg:height="0.56cm" svg:x="16.298cm" svg:y="21.478cm">
          <draw:image xlink:href="Pictures/100002010000001800000020E95CC7B6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7.964cm" svg:y="21.478cm">
          <draw:image xlink:href="Pictures/10000201000000200000002034965805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6.248cm" svg:y="19.562cm">
          <draw:image xlink:href="Pictures/100002010000002000000020920F9EDC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15.308cm" svg:y="19.662cm">
          <draw:image xlink:href="Pictures/100002010000002000000020F3606C3E.png" xlink:type="simple" xlink:show="embed" xlink:actuate="onLoad">
            <text:p text:style-name="P1"/>
          </draw:image>
        </draw:frame>
        <draw:frame draw:style-name="gr5" draw:text-style-name="P4" draw:layer="layout" svg:width="0.56cm" svg:height="0.56cm" svg:x="4.712cm" svg:y="24.234cm">
          <draw:image xlink:href="Pictures/100002010000002000000020EC819DE2.png" xlink:type="simple" xlink:show="embed" xlink:actuate="onLoad">
            <text:p text:style-name="P1"/>
          </draw:image>
        </draw:frame>
        <draw:frame draw:style-name="gr8" draw:text-style-name="P4" draw:layer="layout" svg:width="-0.56cm" svg:height="-0.56cm" svg:x="5.272cm" svg:y="23.754cm">
          <draw:image xlink:href="Pictures/100002010000002000000020EC819DE2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09T20:45:55</meta:creation-date>
    <dc:date>2007-09-14T15:02:42</dc:date>
    <dc:language>it-IT</dc:language>
    <meta:editing-cycles>70</meta:editing-cycles>
    <meta:editing-duration>PT2H0M58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